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AQ6Hash" table:style-name="ta1">
        <table:shapes>
          <draw:frame draw:z-index="0" draw:style-name="gr1" draw:text-style-name="P1" svg:width="15.999cm" svg:height="8.999cm" svg:x="1.172cm" svg:y="0.1cm">
            <draw:object draw:notify-on-update-of-ranges="FAQ6Hash.B1:FAQ6Hash.B338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09" calcext:value-type="float">
            <text:p>24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79" calcext:value-type="float">
            <text:p>24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86" calcext:value-type="float">
            <text:p>248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89" calcext:value-type="float">
            <text:p>24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8" calcext:value-type="float">
            <text:p>24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09" calcext:value-type="float">
            <text:p>25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11" calcext:value-type="float">
            <text:p>25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19" calcext:value-type="float">
            <text:p>25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26" calcext:value-type="float">
            <text:p>25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29" calcext:value-type="float">
            <text:p>25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3" calcext:value-type="float">
            <text:p>25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38" calcext:value-type="float">
            <text:p>25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39" calcext:value-type="float">
            <text:p>25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54" calcext:value-type="float">
            <text:p>255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58" calcext:value-type="float">
            <text:p>25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2" calcext:value-type="float">
            <text:p>25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86" calcext:value-type="float">
            <text:p>25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87" calcext:value-type="float">
            <text:p>25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88" calcext:value-type="float">
            <text:p>25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89" calcext:value-type="float">
            <text:p>25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91" calcext:value-type="float">
            <text:p>25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93" calcext:value-type="float">
            <text:p>25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94" calcext:value-type="float">
            <text:p>25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96" calcext:value-type="float">
            <text:p>259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98" calcext:value-type="float">
            <text:p>25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99" calcext:value-type="float">
            <text:p>25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03" calcext:value-type="float">
            <text:p>2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05" calcext:value-type="float">
            <text:p>26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06" calcext:value-type="float">
            <text:p>26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07" calcext:value-type="float">
            <text:p>26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13" calcext:value-type="float">
            <text:p>26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14" calcext:value-type="float">
            <text:p>26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18" calcext:value-type="float">
            <text:p>26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19" calcext:value-type="float">
            <text:p>26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26" calcext:value-type="float">
            <text:p>26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9" calcext:value-type="float">
            <text:p>26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34" calcext:value-type="float">
            <text:p>26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37" calcext:value-type="float">
            <text:p>26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8" calcext:value-type="float">
            <text:p>2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9" calcext:value-type="float">
            <text:p>2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46" calcext:value-type="float">
            <text:p>264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47" calcext:value-type="float">
            <text:p>26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48" calcext:value-type="float">
            <text:p>26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49" calcext:value-type="float">
            <text:p>26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51" calcext:value-type="float">
            <text:p>26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53" calcext:value-type="float">
            <text:p>26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54" calcext:value-type="float">
            <text:p>26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56" calcext:value-type="float">
            <text:p>26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57" calcext:value-type="float">
            <text:p>26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58" calcext:value-type="float">
            <text:p>26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59" calcext:value-type="float">
            <text:p>26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661" calcext:value-type="float">
            <text:p>26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62" calcext:value-type="float">
            <text:p>26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63" calcext:value-type="float">
            <text:p>26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66" calcext:value-type="float">
            <text:p>26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67" calcext:value-type="float">
            <text:p>2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69" calcext:value-type="float">
            <text:p>2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1" calcext:value-type="float">
            <text:p>26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73" calcext:value-type="float">
            <text:p>26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4" calcext:value-type="float">
            <text:p>2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79" calcext:value-type="float">
            <text:p>26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81" calcext:value-type="float">
            <text:p>26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82" calcext:value-type="float">
            <text:p>26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83" calcext:value-type="float">
            <text:p>26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4" calcext:value-type="float">
            <text:p>26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91" calcext:value-type="float">
            <text:p>26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93" calcext:value-type="float">
            <text:p>26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94" calcext:value-type="float">
            <text:p>269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695" calcext:value-type="float">
            <text:p>26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96" calcext:value-type="float">
            <text:p>26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97" calcext:value-type="float">
            <text:p>26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98" calcext:value-type="float">
            <text:p>26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03" calcext:value-type="float">
            <text:p>27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04" calcext:value-type="float">
            <text:p>27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05" calcext:value-type="float">
            <text:p>27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07" calcext:value-type="float">
            <text:p>27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11" calcext:value-type="float">
            <text:p>27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13" calcext:value-type="float">
            <text:p>27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16" calcext:value-type="float">
            <text:p>27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719" calcext:value-type="float">
            <text:p>27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21" calcext:value-type="float">
            <text:p>27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22" calcext:value-type="float">
            <text:p>2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3" calcext:value-type="float">
            <text:p>27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24" calcext:value-type="float">
            <text:p>27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26" calcext:value-type="float">
            <text:p>27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27" calcext:value-type="float">
            <text:p>27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28" calcext:value-type="float">
            <text:p>27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29" calcext:value-type="float">
            <text:p>27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31" calcext:value-type="float">
            <text:p>27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34" calcext:value-type="float">
            <text:p>273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37" calcext:value-type="float">
            <text:p>27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38" calcext:value-type="float">
            <text:p>27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39" calcext:value-type="float">
            <text:p>27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41" calcext:value-type="float">
            <text:p>27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44" calcext:value-type="float">
            <text:p>27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45" calcext:value-type="float">
            <text:p>27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6" calcext:value-type="float">
            <text:p>27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48" calcext:value-type="float">
            <text:p>27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49" calcext:value-type="float">
            <text:p>27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51" calcext:value-type="float">
            <text:p>27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53" calcext:value-type="float">
            <text:p>27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54" calcext:value-type="float">
            <text:p>27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55" calcext:value-type="float">
            <text:p>27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56" calcext:value-type="float">
            <text:p>27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57" calcext:value-type="float">
            <text:p>27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58" calcext:value-type="float">
            <text:p>27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759" calcext:value-type="float">
            <text:p>27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61" calcext:value-type="float">
            <text:p>27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3" calcext:value-type="float">
            <text:p>27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66" calcext:value-type="float">
            <text:p>27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69" calcext:value-type="float">
            <text:p>27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71" calcext:value-type="float">
            <text:p>27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3" calcext:value-type="float">
            <text:p>27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74" calcext:value-type="float">
            <text:p>27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76" calcext:value-type="float">
            <text:p>277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78" calcext:value-type="float">
            <text:p>27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79" calcext:value-type="float">
            <text:p>27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81" calcext:value-type="float">
            <text:p>278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86" calcext:value-type="float">
            <text:p>27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88" calcext:value-type="float">
            <text:p>27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89" calcext:value-type="float">
            <text:p>27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1" calcext:value-type="float">
            <text:p>2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93" calcext:value-type="float">
            <text:p>27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94" calcext:value-type="float">
            <text:p>27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98" calcext:value-type="float">
            <text:p>27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04" calcext:value-type="float">
            <text:p>2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06" calcext:value-type="float">
            <text:p>280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9" calcext:value-type="float">
            <text:p>28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13" calcext:value-type="float">
            <text:p>28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14" calcext:value-type="float">
            <text:p>28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17" calcext:value-type="float">
            <text:p>28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18" calcext:value-type="float">
            <text:p>28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1" calcext:value-type="float">
            <text:p>28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26" calcext:value-type="float">
            <text:p>28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27" calcext:value-type="float">
            <text:p>28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28" calcext:value-type="float">
            <text:p>28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29" calcext:value-type="float">
            <text:p>28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831" calcext:value-type="float">
            <text:p>28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3" calcext:value-type="float">
            <text:p>28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34" calcext:value-type="float">
            <text:p>28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36" calcext:value-type="float">
            <text:p>283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838" calcext:value-type="float">
            <text:p>28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39" calcext:value-type="float">
            <text:p>28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41" calcext:value-type="float">
            <text:p>28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42" calcext:value-type="float">
            <text:p>28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43" calcext:value-type="float">
            <text:p>28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45" calcext:value-type="float">
            <text:p>284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846" calcext:value-type="float">
            <text:p>28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47" calcext:value-type="float">
            <text:p>284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48" calcext:value-type="float">
            <text:p>28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49" calcext:value-type="float">
            <text:p>28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51" calcext:value-type="float">
            <text:p>28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853" calcext:value-type="float">
            <text:p>28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54" calcext:value-type="float">
            <text:p>28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58" calcext:value-type="float">
            <text:p>2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9" calcext:value-type="float">
            <text:p>28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61" calcext:value-type="float">
            <text:p>28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62" calcext:value-type="float">
            <text:p>28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63" calcext:value-type="float">
            <text:p>286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64" calcext:value-type="float">
            <text:p>2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65" calcext:value-type="float">
            <text:p>286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66" calcext:value-type="float">
            <text:p>2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7" calcext:value-type="float">
            <text:p>28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69" calcext:value-type="float">
            <text:p>28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72" calcext:value-type="float">
            <text:p>28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73" calcext:value-type="float">
            <text:p>28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74" calcext:value-type="float">
            <text:p>2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76" calcext:value-type="float">
            <text:p>28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78" calcext:value-type="float">
            <text:p>28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81" calcext:value-type="float">
            <text:p>28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82" calcext:value-type="float">
            <text:p>28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83" calcext:value-type="float">
            <text:p>28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86" calcext:value-type="float">
            <text:p>288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87" calcext:value-type="float">
            <text:p>28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88" calcext:value-type="float">
            <text:p>28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89" calcext:value-type="float">
            <text:p>28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1" calcext:value-type="float">
            <text:p>28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93" calcext:value-type="float">
            <text:p>28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94" calcext:value-type="float">
            <text:p>28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95" calcext:value-type="float">
            <text:p>28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97" calcext:value-type="float">
            <text:p>28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98" calcext:value-type="float">
            <text:p>2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9" calcext:value-type="float">
            <text:p>28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01" calcext:value-type="float">
            <text:p>29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02" calcext:value-type="float">
            <text:p>29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03" calcext:value-type="float">
            <text:p>2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4" calcext:value-type="float">
            <text:p>29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05" calcext:value-type="float">
            <text:p>29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06" calcext:value-type="float">
            <text:p>29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08" calcext:value-type="float">
            <text:p>2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9" calcext:value-type="float">
            <text:p>29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11" calcext:value-type="float">
            <text:p>29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13" calcext:value-type="float">
            <text:p>29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14" calcext:value-type="float">
            <text:p>2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17" calcext:value-type="float">
            <text:p>2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8" calcext:value-type="float">
            <text:p>29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19" calcext:value-type="float">
            <text:p>2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21" calcext:value-type="float">
            <text:p>29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22" calcext:value-type="float">
            <text:p>29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23" calcext:value-type="float">
            <text:p>29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24" calcext:value-type="float">
            <text:p>29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26" calcext:value-type="float">
            <text:p>29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29" calcext:value-type="float">
            <text:p>29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31" calcext:value-type="float">
            <text:p>29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3" calcext:value-type="float">
            <text:p>29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34" calcext:value-type="float">
            <text:p>29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35" calcext:value-type="float">
            <text:p>29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36" calcext:value-type="float">
            <text:p>29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37" calcext:value-type="float">
            <text:p>29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38" calcext:value-type="float">
            <text:p>29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39" calcext:value-type="float">
            <text:p>29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41" calcext:value-type="float">
            <text:p>29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42" calcext:value-type="float">
            <text:p>29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43" calcext:value-type="float">
            <text:p>29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44" calcext:value-type="float">
            <text:p>29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45" calcext:value-type="float">
            <text:p>29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46" calcext:value-type="float">
            <text:p>29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48" calcext:value-type="float">
            <text:p>29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49" calcext:value-type="float">
            <text:p>294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51" calcext:value-type="float">
            <text:p>29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52" calcext:value-type="float">
            <text:p>2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3" calcext:value-type="float">
            <text:p>29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54" calcext:value-type="float">
            <text:p>29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55" calcext:value-type="float">
            <text:p>29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56" calcext:value-type="float">
            <text:p>29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57" calcext:value-type="float">
            <text:p>2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8" calcext:value-type="float">
            <text:p>29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59" calcext:value-type="float">
            <text:p>29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61" calcext:value-type="float">
            <text:p>29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62" calcext:value-type="float">
            <text:p>29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63" calcext:value-type="float">
            <text:p>29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64" calcext:value-type="float">
            <text:p>29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65" calcext:value-type="float">
            <text:p>29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66" calcext:value-type="float">
            <text:p>29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67" calcext:value-type="float">
            <text:p>29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968" calcext:value-type="float">
            <text:p>29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69" calcext:value-type="float">
            <text:p>29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71" calcext:value-type="float">
            <text:p>29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72" calcext:value-type="float">
            <text:p>29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73" calcext:value-type="float">
            <text:p>29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74" calcext:value-type="float">
            <text:p>29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75" calcext:value-type="float">
            <text:p>29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7" calcext:value-type="float">
            <text:p>29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78" calcext:value-type="float">
            <text:p>297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979" calcext:value-type="float">
            <text:p>29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981" calcext:value-type="float">
            <text:p>29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82" calcext:value-type="float">
            <text:p>29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83" calcext:value-type="float">
            <text:p>2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84" calcext:value-type="float">
            <text:p>29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86" calcext:value-type="float">
            <text:p>298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87" calcext:value-type="float">
            <text:p>298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988" calcext:value-type="float">
            <text:p>29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89" calcext:value-type="float">
            <text:p>29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91" calcext:value-type="float">
            <text:p>299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93" calcext:value-type="float">
            <text:p>2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4" calcext:value-type="float">
            <text:p>29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95" calcext:value-type="float">
            <text:p>29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96" calcext:value-type="float">
            <text:p>29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97" calcext:value-type="float">
            <text:p>29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98" calcext:value-type="float">
            <text:p>29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99" calcext:value-type="float">
            <text:p>29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06" calcext:value-type="float">
            <text:p>30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07" calcext:value-type="float">
            <text:p>30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09" calcext:value-type="float">
            <text:p>30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13" calcext:value-type="float">
            <text:p>30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14" calcext:value-type="float">
            <text:p>30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17" calcext:value-type="float">
            <text:p>30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18" calcext:value-type="float">
            <text:p>30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19" calcext:value-type="float">
            <text:p>30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21" calcext:value-type="float">
            <text:p>30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23" calcext:value-type="float">
            <text:p>3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25" calcext:value-type="float">
            <text:p>30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29" calcext:value-type="float">
            <text:p>30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33" calcext:value-type="float">
            <text:p>30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38" calcext:value-type="float">
            <text:p>30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39" calcext:value-type="float">
            <text:p>30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43" calcext:value-type="float">
            <text:p>30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44" calcext:value-type="float">
            <text:p>30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6" calcext:value-type="float">
            <text:p>30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47" calcext:value-type="float">
            <text:p>30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49" calcext:value-type="float">
            <text:p>30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51" calcext:value-type="float">
            <text:p>305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56" calcext:value-type="float">
            <text:p>30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57" calcext:value-type="float">
            <text:p>30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58" calcext:value-type="float">
            <text:p>30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59" calcext:value-type="float">
            <text:p>30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61" calcext:value-type="float">
            <text:p>30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64" calcext:value-type="float">
            <text:p>30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65" calcext:value-type="float">
            <text:p>30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66" calcext:value-type="float">
            <text:p>30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67" calcext:value-type="float">
            <text:p>30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68" calcext:value-type="float">
            <text:p>30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69" calcext:value-type="float">
            <text:p>306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71" calcext:value-type="float">
            <text:p>30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73" calcext:value-type="float">
            <text:p>30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74" calcext:value-type="float">
            <text:p>30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75" calcext:value-type="float">
            <text:p>30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76" calcext:value-type="float">
            <text:p>30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77" calcext:value-type="float">
            <text:p>3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8" calcext:value-type="float">
            <text:p>307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79" calcext:value-type="float">
            <text:p>30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81" calcext:value-type="float">
            <text:p>30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84" calcext:value-type="float">
            <text:p>30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86" calcext:value-type="float">
            <text:p>308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088" calcext:value-type="float">
            <text:p>30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89" calcext:value-type="float">
            <text:p>308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91" calcext:value-type="float">
            <text:p>30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3" calcext:value-type="float">
            <text:p>30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94" calcext:value-type="float">
            <text:p>30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96" calcext:value-type="float">
            <text:p>30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97" calcext:value-type="float">
            <text:p>30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98" calcext:value-type="float">
            <text:p>309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99" calcext:value-type="float">
            <text:p>30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01" calcext:value-type="float">
            <text:p>3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02" calcext:value-type="float">
            <text:p>31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03" calcext:value-type="float">
            <text:p>31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6" calcext:value-type="float">
            <text:p>31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08" calcext:value-type="float">
            <text:p>310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09" calcext:value-type="float">
            <text:p>31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16" calcext:value-type="float">
            <text:p>31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17" calcext:value-type="float">
            <text:p>31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18" calcext:value-type="float">
            <text:p>31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19" calcext:value-type="float">
            <text:p>31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24" calcext:value-type="float">
            <text:p>312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6" calcext:value-type="float">
            <text:p>312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127" calcext:value-type="float">
            <text:p>31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28" calcext:value-type="float">
            <text:p>3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9" calcext:value-type="float">
            <text:p>31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31" calcext:value-type="float">
            <text:p>31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133" calcext:value-type="float">
            <text:p>31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37" calcext:value-type="float">
            <text:p>31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38" calcext:value-type="float">
            <text:p>31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7" calcext:value-type="float">
            <text:p>31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51" calcext:value-type="float">
            <text:p>31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53" calcext:value-type="float">
            <text:p>315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154" calcext:value-type="float">
            <text:p>31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55" calcext:value-type="float">
            <text:p>31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57" calcext:value-type="float">
            <text:p>31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58" calcext:value-type="float">
            <text:p>31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59" calcext:value-type="float">
            <text:p>31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61" calcext:value-type="float">
            <text:p>31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62" calcext:value-type="float">
            <text:p>31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64" calcext:value-type="float">
            <text:p>3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166" calcext:value-type="float">
            <text:p>31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67" calcext:value-type="float">
            <text:p>31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68" calcext:value-type="float">
            <text:p>31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1" calcext:value-type="float">
            <text:p>31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72" calcext:value-type="float">
            <text:p>31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73" calcext:value-type="float">
            <text:p>31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74" calcext:value-type="float">
            <text:p>3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5" calcext:value-type="float">
            <text:p>31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76" calcext:value-type="float">
            <text:p>31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77" calcext:value-type="float">
            <text:p>31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78" calcext:value-type="float">
            <text:p>317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79" calcext:value-type="float">
            <text:p>317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81" calcext:value-type="float">
            <text:p>318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82" calcext:value-type="float">
            <text:p>3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3" calcext:value-type="float">
            <text:p>31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84" calcext:value-type="float">
            <text:p>31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85" calcext:value-type="float">
            <text:p>31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86" calcext:value-type="float">
            <text:p>318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87" calcext:value-type="float">
            <text:p>31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88" calcext:value-type="float">
            <text:p>31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91" calcext:value-type="float">
            <text:p>3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93" calcext:value-type="float">
            <text:p>31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94" calcext:value-type="float">
            <text:p>31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95" calcext:value-type="float">
            <text:p>31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96" calcext:value-type="float">
            <text:p>31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97" calcext:value-type="float">
            <text:p>31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98" calcext:value-type="float">
            <text:p>31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99" calcext:value-type="float">
            <text:p>3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02" calcext:value-type="float">
            <text:p>320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203" calcext:value-type="float">
            <text:p>32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04" calcext:value-type="float">
            <text:p>32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05" calcext:value-type="float">
            <text:p>3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6" calcext:value-type="float">
            <text:p>32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07" calcext:value-type="float">
            <text:p>3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8" calcext:value-type="float">
            <text:p>32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09" calcext:value-type="float">
            <text:p>32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11" calcext:value-type="float">
            <text:p>32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13" calcext:value-type="float">
            <text:p>32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14" calcext:value-type="float">
            <text:p>32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17" calcext:value-type="float">
            <text:p>3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8" calcext:value-type="float">
            <text:p>32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19" calcext:value-type="float">
            <text:p>32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21" calcext:value-type="float">
            <text:p>32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23" calcext:value-type="float">
            <text:p>32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24" calcext:value-type="float">
            <text:p>322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26" calcext:value-type="float">
            <text:p>3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7" calcext:value-type="float">
            <text:p>32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28" calcext:value-type="float">
            <text:p>32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29" calcext:value-type="float">
            <text:p>32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31" calcext:value-type="float">
            <text:p>32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32" calcext:value-type="float">
            <text:p>32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33" calcext:value-type="float">
            <text:p>32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34" calcext:value-type="float">
            <text:p>32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35" calcext:value-type="float">
            <text:p>323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236" calcext:value-type="float">
            <text:p>32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37" calcext:value-type="float">
            <text:p>32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38" calcext:value-type="float">
            <text:p>32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39" calcext:value-type="float">
            <text:p>3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41" calcext:value-type="float">
            <text:p>32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42" calcext:value-type="float">
            <text:p>32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43" calcext:value-type="float">
            <text:p>32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44" calcext:value-type="float">
            <text:p>32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45" calcext:value-type="float">
            <text:p>32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46" calcext:value-type="float">
            <text:p>32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47" calcext:value-type="float">
            <text:p>32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48" calcext:value-type="float">
            <text:p>32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49" calcext:value-type="float">
            <text:p>32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51" calcext:value-type="float">
            <text:p>325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52" calcext:value-type="float">
            <text:p>32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53" calcext:value-type="float">
            <text:p>32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54" calcext:value-type="float">
            <text:p>3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5" calcext:value-type="float">
            <text:p>32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56" calcext:value-type="float">
            <text:p>32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57" calcext:value-type="float">
            <text:p>3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8" calcext:value-type="float">
            <text:p>32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259" calcext:value-type="float">
            <text:p>32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61" calcext:value-type="float">
            <text:p>32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62" calcext:value-type="float">
            <text:p>32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63" calcext:value-type="float">
            <text:p>32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65" calcext:value-type="float">
            <text:p>326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266" calcext:value-type="float">
            <text:p>32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67" calcext:value-type="float">
            <text:p>32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68" calcext:value-type="float">
            <text:p>32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69" calcext:value-type="float">
            <text:p>3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71" calcext:value-type="float">
            <text:p>32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72" calcext:value-type="float">
            <text:p>32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73" calcext:value-type="float">
            <text:p>32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74" calcext:value-type="float">
            <text:p>32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75" calcext:value-type="float">
            <text:p>32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6" calcext:value-type="float">
            <text:p>32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77" calcext:value-type="float">
            <text:p>32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78" calcext:value-type="float">
            <text:p>32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79" calcext:value-type="float">
            <text:p>32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81" calcext:value-type="float">
            <text:p>32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82" calcext:value-type="float">
            <text:p>32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83" calcext:value-type="float">
            <text:p>32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84" calcext:value-type="float">
            <text:p>32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85" calcext:value-type="float">
            <text:p>32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86" calcext:value-type="float">
            <text:p>32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87" calcext:value-type="float">
            <text:p>32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88" calcext:value-type="float">
            <text:p>32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89" calcext:value-type="float">
            <text:p>32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91" calcext:value-type="float">
            <text:p>32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92" calcext:value-type="float">
            <text:p>3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3" calcext:value-type="float">
            <text:p>32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94" calcext:value-type="float">
            <text:p>32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95" calcext:value-type="float">
            <text:p>3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6" calcext:value-type="float">
            <text:p>3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99" calcext:value-type="float">
            <text:p>329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01" calcext:value-type="float">
            <text:p>33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02" calcext:value-type="float">
            <text:p>33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03" calcext:value-type="float">
            <text:p>33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04" calcext:value-type="float">
            <text:p>33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05" calcext:value-type="float">
            <text:p>33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06" calcext:value-type="float">
            <text:p>33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07" calcext:value-type="float">
            <text:p>33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08" calcext:value-type="float">
            <text:p>330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09" calcext:value-type="float">
            <text:p>33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13" calcext:value-type="float">
            <text:p>33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14" calcext:value-type="float">
            <text:p>33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15" calcext:value-type="float">
            <text:p>33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16" calcext:value-type="float">
            <text:p>33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17" calcext:value-type="float">
            <text:p>33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318" calcext:value-type="float">
            <text:p>3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21" calcext:value-type="float">
            <text:p>33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23" calcext:value-type="float">
            <text:p>33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24" calcext:value-type="float">
            <text:p>33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25" calcext:value-type="float">
            <text:p>33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26" calcext:value-type="float">
            <text:p>33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27" calcext:value-type="float">
            <text:p>33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28" calcext:value-type="float">
            <text:p>33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29" calcext:value-type="float">
            <text:p>33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31" calcext:value-type="float">
            <text:p>33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32" calcext:value-type="float">
            <text:p>33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33" calcext:value-type="float">
            <text:p>33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34" calcext:value-type="float">
            <text:p>33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35" calcext:value-type="float">
            <text:p>33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36" calcext:value-type="float">
            <text:p>33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37" calcext:value-type="float">
            <text:p>33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38" calcext:value-type="float">
            <text:p>3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39" calcext:value-type="float">
            <text:p>33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41" calcext:value-type="float">
            <text:p>33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42" calcext:value-type="float">
            <text:p>33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43" calcext:value-type="float">
            <text:p>33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44" calcext:value-type="float">
            <text:p>33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45" calcext:value-type="float">
            <text:p>33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46" calcext:value-type="float">
            <text:p>33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47" calcext:value-type="float">
            <text:p>33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48" calcext:value-type="float">
            <text:p>33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49" calcext:value-type="float">
            <text:p>33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51" calcext:value-type="float">
            <text:p>33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53" calcext:value-type="float">
            <text:p>33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54" calcext:value-type="float">
            <text:p>33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55" calcext:value-type="float">
            <text:p>335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56" calcext:value-type="float">
            <text:p>33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57" calcext:value-type="float">
            <text:p>33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58" calcext:value-type="float">
            <text:p>3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9" calcext:value-type="float">
            <text:p>33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61" calcext:value-type="float">
            <text:p>33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62" calcext:value-type="float">
            <text:p>33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63" calcext:value-type="float">
            <text:p>33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64" calcext:value-type="float">
            <text:p>33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65" calcext:value-type="float">
            <text:p>33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66" calcext:value-type="float">
            <text:p>33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67" calcext:value-type="float">
            <text:p>33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68" calcext:value-type="float">
            <text:p>33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69" calcext:value-type="float">
            <text:p>336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71" calcext:value-type="float">
            <text:p>33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72" calcext:value-type="float">
            <text:p>33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73" calcext:value-type="float">
            <text:p>33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74" calcext:value-type="float">
            <text:p>3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5" calcext:value-type="float">
            <text:p>33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76" calcext:value-type="float">
            <text:p>33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77" calcext:value-type="float">
            <text:p>337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378" calcext:value-type="float">
            <text:p>33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81" calcext:value-type="float">
            <text:p>33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82" calcext:value-type="float">
            <text:p>33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83" calcext:value-type="float">
            <text:p>33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84" calcext:value-type="float">
            <text:p>3384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18T12:07:06.040491810</dc:date>
    <meta:editing-duration>PT2M20S</meta:editing-duration>
    <meta:editing-cycles>2</meta:editing-cycles>
    <meta:generator>LibreOffice/7.3.7.2$Linux_X86_64 LibreOffice_project/30$Build-2</meta:generator>
    <meta:document-statistic meta:table-count="1" meta:cell-count="677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0008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6.832cm" svg:y="0.316cm" chart:style-name="ch2">
          <text:p>FAQ6Hash</text:p>
        </chart:title>
        <chart:plot-area chart:style-name="ch3" table:cell-range-address="FAQ6Hash.B1:FAQ6Hash.B3385" svg:x="1.331cm" svg:y="1.275cm" svg:width="14.349cm" svg:height="6.564cm">
          <chart:coordinate-region svg:x="1.95cm" svg:y="1.474cm" svg:width="13.66cm" svg:height="5.311cm"/>
          <chart:axis chart:dimension="x" chart:name="primary-x" chart:style-name="ch4">
            <chart:title svg:x="8.051cm" svg:y="8.019cm" chart:style-name="ch5">
              <text:p>index</text:p>
            </chart:title>
          </chart:axis>
          <chart:axis chart:dimension="y" chart:name="primary-y" chart:style-name="ch4">
            <chart:title svg:x="0.451cm" svg:y="5.289cm" chart:style-name="ch6">
              <text:p>collisions</text:p>
            </chart:title>
            <chart:grid chart:style-name="ch7" chart:class="major"/>
          </chart:axis>
          <chart:series chart:style-name="ch8" chart:values-cell-range-address="FAQ6Hash.B1:FAQ6Hash.B3385" chart:class="chart:area">
            <chart:data-point chart:repeated="338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AQ6Hash.B1:FAQ6Hash.B33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9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8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8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0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8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0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6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0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7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85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